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49f0" officeooo:paragraph-rsid="001449f0"/>
    </style:style>
    <style:style style:name="P2" style:family="paragraph" style:parent-style-name="Standard">
      <style:text-properties officeooo:rsid="0015c050" officeooo:paragraph-rsid="0015c050"/>
    </style:style>
    <style:style style:name="T1" style:family="text">
      <style:text-properties officeooo:rsid="0015c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Řídící </text:span>Software</text:p>
      <text:p text:style-name="P2"/>
      <text:p text:style-name="P2">Řídící software pro osazovací automat byla nejtěžší část celého projektu. SW spojuje jednotlivé části popsané v předcházejících kapitolách do jednoho celku. </text:p>
      <text:p text:style-name="P2"/>
      <text:p text:style-name="P2"/>
      <text:p text:style-name="P1"/>
      <text:p text:style-name="P2">Jeden z hlavních požadavků na řídící SW byla jeho platformová nezávislost. Tedy možnost spuštění aplikace jak na operačním systému Linux, tak i na Windows. Protože aplikace má grafické rozhraní, zúžil se výběr mnou známých programovacích jazyků na C/C++, Java, Delphi a Python. Vybral jsem právě poslední zmiňovaný Python, jelikož má velice dobrou dokumentaci a nástroje pro tvorbu GUI jsou velice uživatelsky přívětivé.</text:p>
      <text:p text:style-name="P2">Tato kombinace slibovala rychlý prototyping SW a naději na funkční SW. Pro tvorbu GUI padla volba na PyQt.</text:p>
      <text:p text:style-name="P2"/>
      <text:p text:style-name="P2">V aplikaci je kvůli centrování součástek a desek potřebné i vyhodnocování obrazu. Jako základ byla použita hojně používaná knihovna OpenCV. Ta nabízí set základních funkcí pro manipulaci s obrazem. Implementované funkce jako rozostření, hledání hran, kontur a kruhů zjednoduší úlohu rozpoznávání pozice a rotace součástek a hledání centrovacích bodů DPS.</text:p>
      <text:p text:style-name="P2"/>
      <text:p text:style-name="P2"/>
      <text:p text:style-name="P2">Screenshoty z QTGUI a pár věcí ohledně Py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11T20:11:55.367187402</meta:creation-date>
    <dc:date>2015-04-12T02:11:46.780453758</dc:date>
    <dc:creator>Hyna </dc:creator>
    <meta:editing-duration>PT5H44M41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1" meta:paragraph-count="6" meta:word-count="161" meta:character-count="1095" meta:non-whitespace-character-count="939"/>
  </office:meta>
</office:document-meta>
</file>